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.5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.5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6cm" fo:min-width="2.65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72cm" fo:min-width="1.24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49cm" fo:min-width="3.6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72cm" fo:min-width="1.06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72cm" fo:min-width="1.05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12cm" fo:min-width="1.89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49cm" fo:min-width="1.3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49cm" fo:min-width="2.3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49cm" fo:min-width="2.79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49cm" fo:min-width="1.6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46cm" fo:min-width="1.683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82cm" fo:min-width="1.71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89cm" fo:min-width="1.28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6cm" fo:min-width="1.573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26cm" fo:min-width="1.48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1.196cm" fo:min-width="4.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Фигура2" draw:style-name="gr1" draw:text-style-name="P2" svg:width="5.014cm" svg:height="1.444cm" svg:x="-0.116cm" svg:y="2.498cm"><text:p text:style-name="P1"><text:span text:style-name="T1"><text:s/></text:span></text:p><text:p text:style-name="P1"><text:span text:style-name="T2">a,b,c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" draw:name="Фигура5" draw:style-name="gr2" draw:text-style-name="P3" svg:width="3.49cm" svg:height="1.645cm" svg:x="0.824cm" svg:y="5.789cm"><text:p text:style-name="P1"><text:span text:style-name="T3">a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Фигура6" draw:style-name="gr3" draw:text-style-name="P4" svg:width="4.201cm" svg:height="1.2cm" svg:x="6.145cm" svg:y="6.024cm"><text:p text:style-name="P1"><text:span text:style-name="T4">D = b</text:span><text:span text:style-name="T5">2</text:span><text:span text:style-name="T6"> - 4*a*c</text:span></text:p><draw:enhanced-geometry svg:viewBox="0 0 21600 21600" draw:type="rectangle" draw:enhanced-path="M 0 0 L 21600 0 21600 21600 0 21600 0 0 Z N"/></draw:custom-shape><draw:custom-shape text:anchor-type="paragraph" draw:z-index="3" draw:name="Фигура7" draw:style-name="gr4" draw:text-style-name="P3" svg:width="3.123cm" svg:height="1.645cm" svg:x="1.002cm" svg:y="9.292cm"><text:p text:style-name="P1"><text:span text:style-name="T3">b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text:anchor-type="paragraph" draw:z-index="4" draw:name="Фигура8" draw:style-name="gr5" draw:text-style-name="P5" draw:type="line" svg:x1="4.313cm" svg:y1="6.641cm" svg:x2="6.161cm" svg:y2="6.613cm" svg:d="M4313 6641l1848-28" svg:viewBox="0 0 1850 30"><text:p/></draw:connector><draw:line text:anchor-type="paragraph" draw:z-index="5" draw:name="Фигура3" draw:style-name="gr5" draw:text-style-name="P5" svg:x1="2.575cm" svg:y1="10.936cm" svg:x2="2.575cm" svg:y2="12.802cm"><text:p/></draw:line><draw:custom-shape text:anchor-type="paragraph" draw:z-index="6" draw:name="Фигура9" draw:style-name="gr6" draw:text-style-name="P3" svg:width="3.119cm" svg:height="1.641cm" svg:x="1.002cm" svg:y="12.816cm"><text:p text:style-name="P1"><text:span text:style-name="T3">c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name="Фигура3" draw:style-name="gr5" draw:text-style-name="P5" svg:x1="2.574cm" svg:y1="14.457cm" svg:x2="2.574cm" svg:y2="16.323cm"><text:p/></draw:line><draw:custom-shape text:anchor-type="paragraph" draw:z-index="8" draw:name="Фигура10" draw:style-name="gr7" draw:text-style-name="P6" svg:width="3.811cm" svg:height="1.368cm" svg:x="0.605cm" svg:y="16.358cm"><text:p text:style-name="P1"><text:span text:style-name="T7"><text:s text:c="3"/></text:span><text:span text:style-name="T7">X-любое</text:span></text:p><text:p text:style-name="P1"><text:span text:style-name="T7">число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Фигура11" draw:style-name="gr8" draw:text-style-name="P4" svg:width="3.601cm" svg:height="2.4cm" svg:x="11.878cm" svg:y="8.202cm"><text:p text:style-name="P1"><text:span text:style-name="T4">d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" draw:name="Фигура3" draw:style-name="gr5" draw:text-style-name="P5" svg:x1="2.575cm" svg:y1="7.433cm" svg:x2="2.575cm" svg:y2="9.299cm"><text:p/></draw:line><draw:line text:anchor-type="paragraph" draw:z-index="11" draw:name="Фигура3" draw:style-name="gr5" draw:text-style-name="P5" svg:x1="13.692cm" svg:y1="13.395cm" svg:x2="13.658cm" svg:y2="16.14cm"><text:p/></draw:line><draw:line text:anchor-type="paragraph" draw:z-index="12" draw:name="Фигура3" draw:style-name="gr5" draw:text-style-name="P5" svg:x1="17.157cm" svg:y1="9.421cm" svg:x2="17.157cm" svg:y2="12.612cm"><text:p/></draw:line><draw:custom-shape text:anchor-type="paragraph" draw:z-index="13" draw:name="Фигура14" draw:style-name="gr9" draw:text-style-name="P7" svg:width="2.901cm" svg:height="0.9cm" svg:x="12.201cm" svg:y="12.495cm"><text:p text:style-name="P1"><text:span text:style-name="T8">x=-b/2a</text:span></text:p><draw:enhanced-geometry svg:viewBox="0 0 21600 21600" draw:type="rectangle" draw:enhanced-path="M 0 0 L 21600 0 21600 21600 0 21600 0 0 Z N"/></draw:custom-shape><draw:custom-shape text:anchor-type="paragraph" draw:z-index="14" draw:name="Фигура15" draw:style-name="gr10" draw:text-style-name="P7" svg:width="3.299cm" svg:height="0.9cm" svg:x="15.524cm" svg:y="12.612cm"><text:p text:style-name="P1"><text:span text:style-name="T8">X</text:span><text:span text:style-name="T9">1,2</text:span><text:span text:style-name="T10">=(-b </text:span><text:span text:style-name="T11">± √</text:span><text:span text:style-name="T11">d</text:span><text:span text:style-name="T11">)/2</text:span><text:span text:style-name="T12"> </text:span></text:p><draw:enhanced-geometry svg:viewBox="0 0 21600 21600" draw:type="rectangle" draw:enhanced-path="M 0 0 L 21600 0 21600 21600 0 21600 0 0 Z N"/></draw:custom-shape><draw:custom-shape text:anchor-type="paragraph" draw:z-index="15" draw:name="Фигура16" draw:style-name="gr11" draw:text-style-name="P3" svg:width="2.2cm" svg:height="0.8cm" svg:x="-2.171cm" svg:y="9.763cm"><text:p text:style-name="P1"><text:span text:style-name="T3">x=-c/b</text:span></text:p><draw:enhanced-geometry svg:viewBox="0 0 21600 21600" draw:type="rectangle" draw:enhanced-path="M 0 0 L 21600 0 21600 21600 0 21600 0 0 Z N"/></draw:custom-shape><draw:custom-shape text:anchor-type="paragraph" draw:z-index="16" draw:name="Фигура17" draw:style-name="gr12" draw:text-style-name="P6" svg:width="3.469cm" svg:height="1.422cm" svg:x="5.457cm" svg:y="16.447cm"><text:p text:style-name="P1"><text:span text:style-name="T13">Нет </text:span></text:p><text:p text:style-name="P1"><text:span text:style-name="T13">решени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7" draw:name="Фигура3" draw:style-name="gr13" draw:text-style-name="P8" svg:x1="10.631cm" svg:y1="9.435cm" svg:x2="10.601cm" svg:y2="16.431cm"><text:p/></draw:line><draw:connector text:anchor-type="paragraph" draw:z-index="19" draw:name="Фигура4" draw:style-name="gr5" draw:text-style-name="P5" svg:x1="1.002cm" svg:y1="10.139cm" svg:x2="0.194cm" svg:y2="10.141cm" svg:d="M1002 10139h-404v2h-404" svg:viewBox="0 0 810 4"><text:p/></draw:connector><draw:custom-shape text:anchor-type="paragraph" draw:z-index="20" draw:name="Фигура19" draw:style-name="gr15" draw:text-style-name="P6" svg:width="3.52cm" svg:height="1.16cm" svg:x="15.196cm" svg:y="16.505cm"><text:p text:style-name="P1"><text:span text:style-name="T14">x1,x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1" draw:name="Фигура3" draw:style-name="gr5" draw:text-style-name="P5" svg:x1="17.186cm" svg:y1="13.55cm" svg:x2="17.186cm" svg:y2="16.49cm"><text:p/></draw:line><draw:frame text:anchor-type="paragraph" draw:z-index="22" draw:name="Фигура20" draw:style-name="gr16" draw:text-style-name="P10" svg:width="1.765cm" svg:height="1.041cm" svg:x="13.661cm" svg:y="10.629cm"><draw:text-box><text:p text:style-name="P9"><text:span text:style-name="T15">=</text:span></text:p></draw:text-box></draw:frame><draw:frame text:anchor-type="paragraph" draw:z-index="23" draw:name="Фигура21" draw:style-name="gr17" draw:text-style-name="P10" svg:width="1.301cm" svg:height="0.578cm" svg:x="10.578cm" svg:y="10.601cm"><draw:text-box><text:p text:style-name="P9"><text:span text:style-name="T15">&lt;</text:span></text:p></draw:text-box></draw:frame><draw:frame text:anchor-type="paragraph" draw:z-index="24" draw:name="Фигура22" draw:style-name="gr17" draw:text-style-name="P10" svg:width="0.825cm" svg:height="0.578cm" svg:x="17.302cm" svg:y="10.345cm"><draw:text-box><text:p text:style-name="P9"><text:span text:style-name="T15">&gt;</text:span></text:p></draw:text-box></draw:frame><draw:frame text:anchor-type="paragraph" draw:z-index="25" draw:name="Фигура23" draw:style-name="gr17" draw:text-style-name="P10" svg:width="3.2cm" svg:height="0.578cm" svg:x="2.575cm" svg:y="7.886cm"><draw:text-box><text:p text:style-name="P9"><text:span text:style-name="T15">Да</text:span></text:p></draw:text-box></draw:frame><draw:frame text:anchor-type="paragraph" draw:z-index="26" draw:name="Фигура24" draw:style-name="gr17" draw:text-style-name="P10" svg:width="3.2cm" svg:height="0.578cm" svg:x="2.575cm" svg:y="11.384cm"><draw:text-box><text:p text:style-name="P9"><text:span text:style-name="T15">Да</text:span></text:p></draw:text-box></draw:frame><draw:frame text:anchor-type="paragraph" draw:z-index="27" draw:name="Фигура25" draw:style-name="gr17" draw:text-style-name="P10" svg:width="3.2cm" svg:height="0.578cm" svg:x="2.574cm" svg:y="14.796cm"><draw:text-box><text:p text:style-name="P9"><text:span text:style-name="T15">Да</text:span></text:p></draw:text-box></draw:frame><draw:frame text:anchor-type="paragraph" draw:z-index="28" draw:name="Фигура26" draw:style-name="gr17" draw:text-style-name="P10" svg:width="1.301cm" svg:height="0.578cm" svg:x="4.313cm" svg:y="6.036cm"><draw:text-box><text:p text:style-name="P9"><text:span text:style-name="T15">Нет</text:span></text:p></draw:text-box></draw:frame><draw:frame text:anchor-type="paragraph" draw:z-index="29" draw:name="Фигура27" draw:style-name="gr17" draw:text-style-name="P10" svg:width="1.301cm" svg:height="0.578cm" svg:x="0.199cm" svg:y="9.564cm"><draw:text-box><text:p text:style-name="P9"><text:span text:style-name="T15">Нет</text:span></text:p></draw:text-box></draw:frame><draw:frame text:anchor-type="paragraph" draw:z-index="30" draw:name="Фигура28" draw:style-name="gr17" draw:text-style-name="P10" svg:width="1.301cm" svg:height="0.578cm" svg:x="5.029cm" svg:y="13.047cm"><draw:text-box><text:p text:style-name="P9"><text:span text:style-name="T15">Нет</text:span></text:p></draw:text-box></draw:frame><draw:line text:anchor-type="paragraph" draw:z-index="31" draw:name="Фигура12" draw:style-name="gr14" draw:text-style-name="P5" svg:x1="2.399cm" svg:y1="17.725cm" svg:x2="2.403cm" svg:y2="19.062cm"><text:p/></draw:line><draw:custom-shape text:anchor-type="paragraph" draw:z-index="32" draw:name="Фигура18" draw:style-name="gr18" draw:text-style-name="P6" svg:width="2.842cm" svg:height="1.334cm" svg:x="-2.792cm" svg:y="15.182cm"><text:p text:style-name="P1"><text:span text:style-name="T16">x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3" draw:name="Фигура3" draw:style-name="gr5" draw:text-style-name="P5" svg:x1="-0.66cm" svg:y1="10.562cm" svg:x2="-0.63cm" svg:y2="15.182cm"><text:p/></draw:line><draw:line text:anchor-type="paragraph" draw:z-index="34" draw:name="Фигура12" draw:style-name="gr14" draw:text-style-name="P5" svg:x1="6.9cm" svg:y1="17.868cm" svg:x2="6.9cm" svg:y2="19.09cm"><text:p/></draw:line><draw:line text:anchor-type="paragraph" draw:z-index="35" draw:name="Фигура12" draw:style-name="gr14" draw:text-style-name="P5" svg:x1="13.63cm" svg:y1="17.371cm" svg:x2="13.632cm" svg:y2="19.123cm"><text:p/></draw:line><draw:line text:anchor-type="paragraph" draw:z-index="36" draw:name="Фигура12" draw:style-name="gr14" draw:text-style-name="P5" svg:x1="-0.656cm" svg:y1="16.515cm" svg:x2="-0.658cm" svg:y2="19.062cm"><text:p/></draw:line><draw:line text:anchor-type="paragraph" draw:z-index="37" draw:name="Фигура12" draw:style-name="gr14" draw:text-style-name="P5" svg:x1="17.127cm" svg:y1="17.664cm" svg:x2="17.131cm" svg:y2="19.123cm"><text:p/></draw:line><draw:line text:anchor-type="paragraph" draw:z-index="38" draw:name="Фигура13" draw:style-name="gr14" draw:text-style-name="P5" svg:x1="17.131cm" svg:y1="19.122cm" svg:x2="-0.658cm" svg:y2="19.062cm"><text:p/></draw:line><draw:line text:anchor-type="paragraph" draw:z-index="39" draw:name="Фигура12" draw:style-name="gr14" draw:text-style-name="P5" svg:x1="8.458cm" svg:y1="19.122cm" svg:x2="8.424cm" svg:y2="20.815cm"><text:p/></draw:line><draw:line text:anchor-type="paragraph" draw:z-index="40" draw:name="Фигура12" draw:style-name="gr19" draw:text-style-name="P8" svg:x1="2.667cm" svg:y1="0.644cm" svg:x2="2.663cm" svg:y2="2.498cm"><text:p/></draw:line><draw:line text:anchor-type="paragraph" draw:z-index="41" draw:name="Фигура12" draw:style-name="gr14" draw:text-style-name="P5" svg:x1="2.579cm" svg:y1="3.935cm" svg:x2="2.575cm" svg:y2="5.789cm"><text:p/></draw:line><draw:custom-shape text:anchor-type="paragraph" draw:z-index="42" draw:name="Фигура30" draw:style-name="gr20" draw:text-style-name="P6" svg:width="3.296cm" svg:height="1.232cm" svg:x="8.747cm" svg:y="16.447cm"><text:p text:style-name="P1"><text:span text:style-name="T13">Нет </text:span><text:span text:style-name="T13"><text:line-break/></text:span><text:span text:style-name="T13">действ.</text:span></text:p><text:p text:style-name="P1"><text:span text:style-name="T13">решени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3" draw:name="Фигура3" draw:style-name="gr13" draw:text-style-name="P8" svg:x1="7.456cm" svg:y1="13.624cm" svg:x2="7.484cm" svg:y2="16.446cm"><text:p/></draw:line><draw:line text:anchor-type="paragraph" draw:z-index="44" draw:name="Фигура12" draw:style-name="gr14" draw:text-style-name="P5" svg:x1="10.426cm" svg:y1="17.695cm" svg:x2="10.456cm" svg:y2="19.062cm"><text:p/></draw:line><draw:line text:anchor-type="paragraph" draw:z-index="18" draw:name="Фигура13" draw:style-name="gr14" draw:text-style-name="P5" svg:x1="7.456cm" svg:y1="13.624cm" svg:x2="4.09cm" svg:y2="13.624cm"><text:p/></draw:line><draw:line text:anchor-type="paragraph" draw:z-index="45" draw:name="Фигура13" draw:style-name="gr14" draw:text-style-name="P5" svg:x1="11.878cm" svg:y1="9.421cm" svg:x2="10.631cm" svg:y2="9.435cm"><text:p/></draw:line><draw:line text:anchor-type="paragraph" draw:z-index="46" draw:name="Фигура13" draw:style-name="gr14" draw:text-style-name="P5" svg:x1="17.157cm" svg:y1="9.421cm" svg:x2="15.478cm" svg:y2="9.405cm"><text:p/></draw:line><draw:line text:anchor-type="paragraph" draw:z-index="47" draw:name="Фигура13" draw:style-name="gr19" draw:text-style-name="P8" svg:x1="13.718cm" svg:y1="6.583cm" svg:x2="10.345cm" svg:y2="6.583cm"><text:p/></draw:line><draw:line text:anchor-type="paragraph" draw:z-index="48" draw:name="Фигура3" draw:style-name="gr5" draw:text-style-name="P5" svg:x1="13.718cm" svg:y1="6.583cm" svg:x2="13.686cm" svg:y2="8.202cm"><text:p/></draw:line><draw:custom-shape text:anchor-type="paragraph" draw:z-index="49" draw:name="Фигура31" draw:style-name="gr21" draw:text-style-name="P6" svg:width="3.155cm" svg:height="1.232cm" svg:x="12.042cm" svg:y="16.14cm"><text:p text:style-name="P1"><text:span text:style-name="T16">x </text:span><text:span text:style-name="T16"><text:line-break/></text:span><text:span text:style-name="T16">два совпад.</text:span><text:span text:style-name="T16"><text:line-break/></text:span><text:span text:style-name="T16">корн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0" draw:name="Фигура3" draw:style-name="gr5" draw:text-style-name="P5" svg:x1="13.692cm" svg:y1="10.601cm" svg:x2="13.658cm" svg:y2="12.495cm"><text:p/></draw:line><draw:custom-shape text:anchor-type="paragraph" draw:z-index="51" draw:name="Фигура29" draw:style-name="gr22" draw:text-style-name="P11" svg:width="5.058cm" svg:height="1.324cm" svg:x="6.015cm" svg:y="20.629cm"><text:p><text:tab/><text:tab/> <text:s text:c="4"/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Фигура29" draw:style-name="gr22" draw:text-style-name="P11" svg:width="5.058cm" svg:height="1.324cm" svg:x="0.282cm" svg:y="-0.651cm"><text:p><text:tab/><text:tab/> <text:s text:c="4"/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3:48:56.595000000</meta:creation-date>
    <dc:date>2017-09-20T18:04:12.944000000</dc:date>
    <meta:editing-duration>PT14M52S</meta:editing-duration>
    <meta:editing-cycles>3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